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eeeeee" fo:border="0.06pt solid #99999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fo:border="0.06pt solid #9999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border="0.06pt solid #999999" style:rotation-angle="45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999999"/>
      <style:map style:condition="cell-content()=0" style:apply-style-name="Error" style:base-cell-address="final.C2"/>
      <style:map style:condition="cell-content()=1" style:apply-style-name="Good" style:base-cell-address="final.C2"/>
    </style:style>
    <style:style style:name="ce6" style:family="table-cell" style:parent-style-name="Error">
      <style:table-cell-properties fo:border="0.06pt solid #999999"/>
      <style:map style:condition="cell-content()=0" style:apply-style-name="Error" style:base-cell-address="final.C2"/>
      <style:map style:condition="cell-content()=1" style:apply-style-name="Good" style:base-cell-address="final.C2"/>
    </style:style>
    <style:style style:name="ce7" style:family="table-cell" style:parent-style-name="Default">
      <style:table-cell-properties fo:background-color="#808080" style:text-align-source="fix" style:repeat-content="false" fo:border="0.06pt solid #9999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08080" fo:border="0.06pt solid #9999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 style:data-style-name="N4">
      <style:table-cell-properties style:text-align-source="fix" style:repeat-content="false" fo:border="0.06pt solid #999999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cccccc" style:text-align-source="fix" style:repeat-content="false" fo:border="0.06pt solid #999999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eeee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inal" table:style-name="ta1">
        <table:table-column table:style-name="co1" table:default-cell-style-name="ce2"/>
        <table:table-column table:style-name="co2" table:visibility="collapse" table:default-cell-style-name="ce2"/>
        <table:table-column table:style-name="co3" table:number-columns-repeated="38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ce13"/>
        <table:table-column table:style-name="co7" table:number-columns-repeated="980" table:default-cell-style-name="Default"/>
        <table:table-row table:style-name="ro1">
          <table:table-cell table:style-name="ce1"/>
          <table:table-cell table:style-name="ce1" office:value-type="string" calcext:value-type="string">
            <text:p>Nome</text:p>
          </table:table-cell>
          <table:table-cell table:style-name="ce4" office:value-type="string" calcext:value-type="string">
            <text:p>cfg-ast</text:p>
          </table:table-cell>
          <table:table-cell table:style-name="ce4" office:value-type="string" calcext:value-type="string">
            <text:p>cfg-bnf</text:p>
          </table:table-cell>
          <table:table-cell table:style-name="ce4" office:value-type="string" calcext:value-type="string">
            <text:p>cfg-classicas</text:p>
          </table:table-cell>
          <table:table-cell table:style-name="ce4" office:value-type="string" calcext:value-type="string">
            <text:p>cfg-cst</text:p>
          </table:table-cell>
          <table:table-cell table:style-name="ce4" office:value-type="string" calcext:value-type="string">
            <text:p>cfg-ebnf</text:p>
          </table:table-cell>
          <table:table-cell table:style-name="ce4" office:value-type="string" calcext:value-type="string">
            <text:p>cfg-list</text:p>
          </table:table-cell>
          <table:table-cell table:style-name="ce4" office:value-type="string" calcext:value-type="string">
            <text:p>cfg-op</text:p>
          </table:table-cell>
          <table:table-cell table:style-name="ce4" office:value-type="string" calcext:value-type="string">
            <text:p>cfg-reduce</text:p>
          </table:table-cell>
          <table:table-cell table:style-name="ce4" office:value-type="string" calcext:value-type="string">
            <text:p>cfg-sexpr</text:p>
          </table:table-cell>
          <table:table-cell table:style-name="ce4" office:value-type="string" calcext:value-type="string">
            <text:p>comp-org</text:p>
          </table:table-cell>
          <table:table-cell table:style-name="ce4" office:value-type="string" calcext:value-type="string">
            <text:p>comp-vs-interp</text:p>
          </table:table-cell>
          <table:table-cell table:style-name="ce4" office:value-type="string" calcext:value-type="string">
            <text:p>dfa-prog</text:p>
          </table:table-cell>
          <table:table-cell table:style-name="ce4" office:value-type="string" calcext:value-type="string">
            <text:p>dfa-repr</text:p>
          </table:table-cell>
          <table:table-cell table:style-name="ce4" office:value-type="string" calcext:value-type="string">
            <text:p>lex-criar</text:p>
          </table:table-cell>
          <table:table-cell table:style-name="ce4" office:value-type="string" calcext:value-type="string">
            <text:p>lex-ler</text:p>
          </table:table-cell>
          <table:table-cell table:style-name="ce4" office:value-type="string" calcext:value-type="string">
            <text:p>lex-re</text:p>
          </table:table-cell>
          <table:table-cell table:style-name="ce4" office:value-type="string" calcext:value-type="string">
            <text:p>ll1-conv</text:p>
          </table:table-cell>
          <table:table-cell table:style-name="ce4" office:value-type="string" calcext:value-type="string">
            <text:p>ll1-epsilon</text:p>
          </table:table-cell>
          <table:table-cell table:style-name="ce4" office:value-type="string" calcext:value-type="string">
            <text:p>nfa-dfa</text:p>
          </table:table-cell>
          <table:table-cell table:style-name="ce4" office:value-type="string" calcext:value-type="string">
            <text:p>nfa-epsilon</text:p>
          </table:table-cell>
          <table:table-cell table:style-name="ce4" office:value-type="string" calcext:value-type="string">
            <text:p>nfa-repr</text:p>
          </table:table-cell>
          <table:table-cell table:style-name="ce4" office:value-type="string" calcext:value-type="string">
            <text:p>nfa-thompson</text:p>
          </table:table-cell>
          <table:table-cell table:style-name="ce4" office:value-type="string" calcext:value-type="string">
            <text:p>parser-fmt</text:p>
          </table:table-cell>
          <table:table-cell table:style-name="ce4" office:value-type="string" calcext:value-type="string">
            <text:p>proj-calc</text:p>
          </table:table-cell>
          <table:table-cell table:style-name="ce4" office:value-type="string" calcext:value-type="string">
            <text:p>py-flow</text:p>
          </table:table-cell>
          <table:table-cell table:style-name="ce4" office:value-type="string" calcext:value-type="string">
            <text:p>py-hifn</text:p>
          </table:table-cell>
          <table:table-cell table:style-name="ce4" office:value-type="string" calcext:value-type="string">
            <text:p>py-rec</text:p>
          </table:table-cell>
          <table:table-cell table:style-name="ce4" office:value-type="string" calcext:value-type="string">
            <text:p>py-seq0</text:p>
          </table:table-cell>
          <table:table-cell table:style-name="ce4" office:value-type="string" calcext:value-type="string">
            <text:p>py-seq1</text:p>
          </table:table-cell>
          <table:table-cell table:style-name="ce4" office:value-type="string" calcext:value-type="string">
            <text:p>py-str0</text:p>
          </table:table-cell>
          <table:table-cell table:style-name="ce4" office:value-type="string" calcext:value-type="string">
            <text:p>py-str1</text:p>
          </table:table-cell>
          <table:table-cell table:style-name="ce4" office:value-type="string" calcext:value-type="string">
            <text:p>re-criar</text:p>
          </table:table-cell>
          <table:table-cell table:style-name="ce4" office:value-type="string" calcext:value-type="string">
            <text:p>rd-prog</text:p>
          </table:table-cell>
          <table:table-cell table:style-name="ce4" office:value-type="string" calcext:value-type="string">
            <text:p>re-grp</text:p>
          </table:table-cell>
          <table:table-cell table:style-name="ce4" office:value-type="string" calcext:value-type="string">
            <text:p>re-ler</text:p>
          </table:table-cell>
          <table:table-cell table:style-name="ce4" office:value-type="string" calcext:value-type="string">
            <text:p>re-pat</text:p>
          </table:table-cell>
          <table:table-cell table:style-name="ce4" office:value-type="string" calcext:value-type="string">
            <text:p>re-prog</text:p>
          </table:table-cell>
          <table:table-cell table:style-name="ce4" office:value-type="string" calcext:value-type="string">
            <text:p>re-tools*</text:p>
          </table:table-cell>
          <table:table-cell table:style-name="ce7"/>
          <table:table-cell table:style-name="ce1" office:value-type="string" calcext:value-type="string">
            <text:p>nota final</text:p>
          </table:table-cell>
          <table:table-cell table:style-name="ce12" office:value-type="string" calcext:value-type="string">
            <text:p>menção</text:p>
          </table:table-cell>
          <table:table-cell table:style-name="ce14" table:number-columns-repeated="980"/>
        </table:table-row>
        <table:table-row table:style-name="ro2">
          <table:table-cell table:style-name="ce1" office:value-type="float" office:value="140133305" calcext:value-type="float">
            <text:p>140133305</text:p>
          </table:table-cell>
          <table:table-cell table:style-name="ce3" office:value-type="string" calcext:value-type="string">
            <text:p>Caio Felipe Dias Nun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C2:.AN2])" office:value-type="float" office:value="23" calcext:value-type="float">
            <text:p>23</text:p>
          </table:table-cell>
          <table:table-cell table:style-name="ce10" table:formula="of:=[.AO2]/3.8" office:value-type="float" office:value="6.05263157894737" calcext:value-type="float">
            <text:p>6.05</text:p>
          </table:table-cell>
          <table:table-cell table:style-name="ce12" table:formula="of:=IF([.A2]&lt;2.9;&quot;II&quot;; IF([.AP2]&lt;4.9; &quot;MI&quot;; IF([.AP2]&lt;6.9; &quot;MM&quot;; IF([.A2]&lt;8.8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1" office:value-type="float" office:value="150058462" calcext:value-type="float">
            <text:p>150058462</text:p>
          </table:table-cell>
          <table:table-cell table:style-name="ce3" office:value-type="string" calcext:value-type="string">
            <text:p>Davi Antonio da Silva Santos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C3:.AN3])" office:value-type="float" office:value="27" calcext:value-type="float">
            <text:p>27</text:p>
          </table:table-cell>
          <table:table-cell table:style-name="ce10" table:formula="of:=[.AO3]/3.8" office:value-type="float" office:value="7.10526315789474" calcext:value-type="float">
            <text:p>7.11</text:p>
          </table:table-cell>
          <table:table-cell table:style-name="ce12" table:formula="of:=IF([.AO3]&lt;12;&quot;II&quot;; IF([.AO3]&lt;20; &quot;MI&quot;; IF([.AO3]&lt;28; &quot;MM&quot;; IF([.AO3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1" office:value-type="float" office:value="150062567" calcext:value-type="float">
            <text:p>150062567</text:p>
          </table:table-cell>
          <table:table-cell table:style-name="ce3" office:value-type="string" calcext:value-type="string">
            <text:p>Marcos Adriano Nery de Abrantes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C4:.AN4])" office:value-type="float" office:value="22" calcext:value-type="float">
            <text:p>22</text:p>
          </table:table-cell>
          <table:table-cell table:style-name="ce10" table:formula="of:=[.AO4]/3.8" office:value-type="float" office:value="5.78947368421053" calcext:value-type="float">
            <text:p>5.79</text:p>
          </table:table-cell>
          <table:table-cell table:style-name="ce12" table:formula="of:=IF([.AO4]&lt;12;&quot;II&quot;; IF([.AO4]&lt;20; &quot;MI&quot;; IF([.AO4]&lt;28; &quot;MM&quot;; IF([.AO4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1" office:value-type="float" office:value="150132590" calcext:value-type="float">
            <text:p>150132590</text:p>
          </table:table-cell>
          <table:table-cell table:style-name="ce3" office:value-type="string" calcext:value-type="string">
            <text:p>Joao Vitor Ramos de Souza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8" table:formula="of:=SUM([.C5:.AN5])" office:value-type="float" office:value="31" calcext:value-type="float">
            <text:p>31</text:p>
          </table:table-cell>
          <table:table-cell table:style-name="ce10" table:formula="of:=[.AO5]/3.8" office:value-type="float" office:value="8.15789473684211" calcext:value-type="float">
            <text:p>8.16</text:p>
          </table:table-cell>
          <table:table-cell table:style-name="ce12" table:formula="of:=IF([.AO5]&lt;12;&quot;II&quot;; IF([.AO5]&lt;20; &quot;MI&quot;; IF([.AO5]&lt;28; &quot;MM&quot;; IF([.AO5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1" office:value-type="float" office:value="150141220" calcext:value-type="float">
            <text:p>150141220</text:p>
          </table:table-cell>
          <table:table-cell table:style-name="ce3" office:value-type="string" calcext:value-type="string">
            <text:p>Matheus de Cristo Doreia Estanislau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C6:.AN6])" office:value-type="float" office:value="18" calcext:value-type="float">
            <text:p>18</text:p>
          </table:table-cell>
          <table:table-cell table:style-name="ce10" table:formula="of:=[.AO6]/3.8" office:value-type="float" office:value="4.73684210526316" calcext:value-type="float">
            <text:p>4.74</text:p>
          </table:table-cell>
          <table:table-cell table:style-name="ce12" table:formula="of:=IF([.AO6]&lt;12;&quot;II&quot;; IF([.AO6]&lt;20; &quot;MI&quot;; IF([.AO6]&lt;28; &quot;MM&quot;; IF([.AO6]&lt;35; &quot;MS&quot;; &quot;SS&quot;))))" office:value-type="string" office:string-value="MI" calcext:value-type="string">
            <text:p>MI</text:p>
          </table:table-cell>
          <table:table-cell table:number-columns-repeated="980"/>
        </table:table-row>
        <table:table-row table:style-name="ro2">
          <table:table-cell table:style-name="ce1" office:value-type="float" office:value="150147601" calcext:value-type="float">
            <text:p>150147601</text:p>
          </table:table-cell>
          <table:table-cell table:style-name="ce3" office:value-type="string" calcext:value-type="string">
            <text:p>Romulo Vinicius de Souz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C7:.AN7])" office:value-type="float" office:value="22" calcext:value-type="float">
            <text:p>22</text:p>
          </table:table-cell>
          <table:table-cell table:style-name="ce10" table:formula="of:=[.AO7]/3.8" office:value-type="float" office:value="5.78947368421053" calcext:value-type="float">
            <text:p>5.79</text:p>
          </table:table-cell>
          <table:table-cell table:style-name="ce12" table:formula="of:=IF([.AO7]&lt;12;&quot;II&quot;; IF([.AO7]&lt;20; &quot;MI&quot;; IF([.AO7]&lt;28; &quot;MM&quot;; IF([.AO7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1" office:value-type="float" office:value="150149301" calcext:value-type="float">
            <text:p>150149301</text:p>
          </table:table-cell>
          <table:table-cell table:style-name="ce3" office:value-type="string" calcext:value-type="string">
            <text:p>Taynara de Jesus Carvalho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C8:.AN8])" office:value-type="float" office:value="25" calcext:value-type="float">
            <text:p>25</text:p>
          </table:table-cell>
          <table:table-cell table:style-name="ce10" table:formula="of:=[.AO8]/3.8" office:value-type="float" office:value="6.57894736842105" calcext:value-type="float">
            <text:p>6.58</text:p>
          </table:table-cell>
          <table:table-cell table:style-name="ce12" table:formula="of:=IF([.AO8]&lt;12;&quot;II&quot;; IF([.AO8]&lt;20; &quot;MI&quot;; IF([.AO8]&lt;28; &quot;MM&quot;; IF([.AO8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1" office:value-type="float" office:value="160010331" calcext:value-type="float">
            <text:p>160010331</text:p>
          </table:table-cell>
          <table:table-cell table:style-name="ce3" office:value-type="string" calcext:value-type="string">
            <text:p>Jose Aquiles Guedes de Rezende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C9:.AN9])" office:value-type="float" office:value="14" calcext:value-type="float">
            <text:p>14</text:p>
          </table:table-cell>
          <table:table-cell table:style-name="ce10" table:formula="of:=[.AO9]/3.8" office:value-type="float" office:value="3.68421052631579" calcext:value-type="float">
            <text:p>3.68</text:p>
          </table:table-cell>
          <table:table-cell table:style-name="ce12" table:formula="of:=IF([.AO9]&lt;12;&quot;II&quot;; IF([.AO9]&lt;20; &quot;MI&quot;; IF([.AO9]&lt;28; &quot;MM&quot;; IF([.AO9]&lt;35; &quot;MS&quot;; &quot;SS&quot;))))" office:value-type="string" office:string-value="MI" calcext:value-type="string">
            <text:p>MI</text:p>
          </table:table-cell>
          <table:table-cell table:number-columns-repeated="980"/>
        </table:table-row>
        <table:table-row table:style-name="ro2">
          <table:table-cell table:style-name="ce1" office:value-type="float" office:value="160015006" calcext:value-type="float">
            <text:p>160015006</text:p>
          </table:table-cell>
          <table:table-cell table:style-name="ce3" office:value-type="string" calcext:value-type="string">
            <text:p>Mateus Oliveira Patricio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C10:.AN10])" office:value-type="float" office:value="16" calcext:value-type="float">
            <text:p>16</text:p>
          </table:table-cell>
          <table:table-cell table:style-name="ce10" table:formula="of:=[.AO10]/3.8" office:value-type="float" office:value="4.21052631578947" calcext:value-type="float">
            <text:p>4.21</text:p>
          </table:table-cell>
          <table:table-cell table:style-name="ce12" table:formula="of:=IF([.AO10]&lt;12;&quot;II&quot;; IF([.AO10]&lt;20; &quot;MI&quot;; IF([.AO10]&lt;28; &quot;MM&quot;; IF([.AO10]&lt;35; &quot;MS&quot;; &quot;SS&quot;))))" office:value-type="string" office:string-value="MI" calcext:value-type="string">
            <text:p>MI</text:p>
          </table:table-cell>
          <table:table-cell table:number-columns-repeated="980"/>
        </table:table-row>
        <table:table-row table:style-name="ro2">
          <table:table-cell table:style-name="ce1" office:value-type="float" office:value="160016169" calcext:value-type="float">
            <text:p>160016169</text:p>
          </table:table-cell>
          <table:table-cell table:style-name="ce3" office:value-type="string" calcext:value-type="string">
            <text:p>-</text:p>
          </table:table-cell>
          <table:table-cell table:number-columns-repeated="38" table:style-name="ce5" office:value-type="float" office:value="0" calcext:value-type="float">
            <text:p>0</text:p>
          </table:table-cell>
          <table:table-cell table:style-name="ce8" table:formula="of:=SUM([.C11:.AN11])" office:value-type="float" office:value="0" calcext:value-type="float">
            <text:p>0</text:p>
          </table:table-cell>
          <table:table-cell table:style-name="ce10" table:formula="of:=[.AO11]/3.8" office:value-type="float" office:value="0" calcext:value-type="float">
            <text:p>0.00</text:p>
          </table:table-cell>
          <table:table-cell table:style-name="ce12" table:formula="of:=IF([.AO11]&lt;12;&quot;II&quot;; IF([.AO11]&lt;20; &quot;MI&quot;; IF([.AO11]&lt;28; &quot;MM&quot;; IF([.AO11]&lt;35; &quot;MS&quot;; &quot;SS&quot;))))" office:value-type="string" office:string-value="II" calcext:value-type="string">
            <text:p>II</text:p>
          </table:table-cell>
          <table:table-cell table:number-columns-repeated="980"/>
        </table:table-row>
        <table:table-row table:style-name="ro2">
          <table:table-cell table:style-name="ce1" office:value-type="float" office:value="160037522" calcext:value-type="float">
            <text:p>160037522</text:p>
          </table:table-cell>
          <table:table-cell table:style-name="ce3" office:value-type="string" calcext:value-type="string">
            <text:p>Nilo Mendonca de Brito Junior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table:formula="of:=SUM([.C12:.AN12])" office:value-type="float" office:value="29" calcext:value-type="float">
            <text:p>29</text:p>
          </table:table-cell>
          <table:table-cell table:style-name="ce10" table:formula="of:=[.AO12]/3.8" office:value-type="float" office:value="7.63157894736842" calcext:value-type="float">
            <text:p>7.63</text:p>
          </table:table-cell>
          <table:table-cell table:style-name="ce12" table:formula="of:=IF([.AO12]&lt;12;&quot;II&quot;; IF([.AO12]&lt;20; &quot;MI&quot;; IF([.AO12]&lt;28; &quot;MM&quot;; IF([.AO12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1" office:value-type="float" office:value="160049733" calcext:value-type="float">
            <text:p>160049733</text:p>
          </table:table-cell>
          <table:table-cell table:style-name="ce3" office:value-type="string" calcext:value-type="string">
            <text:p>Felipe Borges de Souza Chave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C13:.AN13])" office:value-type="float" office:value="23" calcext:value-type="float">
            <text:p>23</text:p>
          </table:table-cell>
          <table:table-cell table:style-name="ce10" table:formula="of:=[.AO13]/3.8" office:value-type="float" office:value="6.05263157894737" calcext:value-type="float">
            <text:p>6.05</text:p>
          </table:table-cell>
          <table:table-cell table:style-name="ce12" table:formula="of:=IF([.AO13]&lt;12;&quot;II&quot;; IF([.AO13]&lt;20; &quot;MI&quot;; IF([.AO13]&lt;28; &quot;MM&quot;; IF([.AO13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1" office:value-type="float" office:value="160111978" calcext:value-type="float">
            <text:p>160111978</text:p>
          </table:table-cell>
          <table:table-cell table:style-name="ce3" office:value-type="string" calcext:value-type="string">
            <text:p>Andre Eduardo Souza de Oliveira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C14:.AN14])" office:value-type="float" office:value="4" calcext:value-type="float">
            <text:p>4</text:p>
          </table:table-cell>
          <table:table-cell table:style-name="ce10" table:formula="of:=[.AO14]/3.8" office:value-type="float" office:value="1.05263157894737" calcext:value-type="float">
            <text:p>1.05</text:p>
          </table:table-cell>
          <table:table-cell table:style-name="ce12" table:formula="of:=IF([.AO14]&lt;12;&quot;II&quot;; IF([.AO14]&lt;20; &quot;MI&quot;; IF([.AO14]&lt;28; &quot;MM&quot;; IF([.AO14]&lt;35; &quot;MS&quot;; &quot;SS&quot;))))" office:value-type="string" office:string-value="II" calcext:value-type="string">
            <text:p>II</text:p>
          </table:table-cell>
          <table:table-cell table:number-columns-repeated="980"/>
        </table:table-row>
        <table:table-row table:style-name="ro2">
          <table:table-cell table:style-name="ce1" office:value-type="float" office:value="160120918" calcext:value-type="float">
            <text:p>160120918</text:p>
          </table:table-cell>
          <table:table-cell table:style-name="ce3" office:value-type="string" calcext:value-type="string">
            <text:p>Gabriel de Jesus Carvalho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C15:.AN15])" office:value-type="float" office:value="24" calcext:value-type="float">
            <text:p>24</text:p>
          </table:table-cell>
          <table:table-cell table:style-name="ce10" table:formula="of:=[.AO15]/3.8" office:value-type="float" office:value="6.31578947368421" calcext:value-type="float">
            <text:p>6.32</text:p>
          </table:table-cell>
          <table:table-cell table:style-name="ce12" table:formula="of:=IF([.AO15]&lt;12;&quot;II&quot;; IF([.AO15]&lt;20; &quot;MI&quot;; IF([.AO15]&lt;28; &quot;MM&quot;; IF([.AO15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1" office:value-type="float" office:value="160143403" calcext:value-type="float">
            <text:p>160143403</text:p>
          </table:table-cell>
          <table:table-cell table:style-name="ce3" office:value-type="string" calcext:value-type="string">
            <text:p>Renan Welz Schadt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C16:.AN16])" office:value-type="float" office:value="13" calcext:value-type="float">
            <text:p>13</text:p>
          </table:table-cell>
          <table:table-cell table:style-name="ce10" table:formula="of:=[.AO16]/3.8" office:value-type="float" office:value="3.42105263157895" calcext:value-type="float">
            <text:p>3.42</text:p>
          </table:table-cell>
          <table:table-cell table:style-name="ce12" table:formula="of:=IF([.AO16]&lt;12;&quot;II&quot;; IF([.AO16]&lt;20; &quot;MI&quot;; IF([.AO16]&lt;28; &quot;MM&quot;; IF([.AO16]&lt;35; &quot;MS&quot;; &quot;SS&quot;))))" office:value-type="string" office:string-value="MI" calcext:value-type="string">
            <text:p>MI</text:p>
          </table:table-cell>
          <table:table-cell table:number-columns-repeated="980"/>
        </table:table-row>
        <table:table-row table:style-name="ro2">
          <table:table-cell table:style-name="ce1" office:value-type="float" office:value="160144752" calcext:value-type="float">
            <text:p>160144752</text:p>
          </table:table-cell>
          <table:table-cell table:style-name="ce3" office:value-type="string" calcext:value-type="string">
            <text:p>Sara Conceicao de Sousa Araujo Silva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C17:.AN17])" office:value-type="float" office:value="18" calcext:value-type="float">
            <text:p>18</text:p>
          </table:table-cell>
          <table:table-cell table:style-name="ce10" table:formula="of:=[.AO17]/3.8" office:value-type="float" office:value="4.73684210526316" calcext:value-type="float">
            <text:p>4.74</text:p>
          </table:table-cell>
          <table:table-cell table:style-name="ce12" table:formula="of:=IF([.AO17]&lt;12;&quot;II&quot;; IF([.AO17]&lt;20; &quot;MI&quot;; IF([.AO17]&lt;28; &quot;MM&quot;; IF([.AO17]&lt;35; &quot;MS&quot;; &quot;SS&quot;))))" office:value-type="string" office:string-value="MI" calcext:value-type="string">
            <text:p>MI</text:p>
          </table:table-cell>
          <table:table-cell table:number-columns-repeated="980"/>
        </table:table-row>
        <table:table-row table:style-name="ro2">
          <table:table-cell table:style-name="ce1" office:value-type="float" office:value="170013651" calcext:value-type="float">
            <text:p>170013651</text:p>
          </table:table-cell>
          <table:table-cell table:style-name="ce3" office:value-type="string" calcext:value-type="string">
            <text:p>Joao Gabriel Antunes Santos Medeiros e Silva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C18:.AN18])" office:value-type="float" office:value="26" calcext:value-type="float">
            <text:p>26</text:p>
          </table:table-cell>
          <table:table-cell table:style-name="ce10" table:formula="of:=[.AO18]/3.8" office:value-type="float" office:value="6.8421052631579" calcext:value-type="float">
            <text:p>6.84</text:p>
          </table:table-cell>
          <table:table-cell table:style-name="ce12" table:formula="of:=IF([.AO18]&lt;12;&quot;II&quot;; IF([.AO18]&lt;20; &quot;MI&quot;; IF([.AO18]&lt;28; &quot;MM&quot;; IF([.AO18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1" office:value-type="float" office:value="170017885" calcext:value-type="float">
            <text:p>170017885</text:p>
          </table:table-cell>
          <table:table-cell table:style-name="ce3" office:value-type="string" calcext:value-type="string">
            <text:p>Marcos Nery Borges Junior</text:p>
          </table:table-cell>
          <table:table-cell table:number-columns-repeated="3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C19:.AN19])" office:value-type="float" office:value="37" calcext:value-type="float">
            <text:p>37</text:p>
          </table:table-cell>
          <table:table-cell table:style-name="ce10" table:formula="of:=[.AO19]/3.8" office:value-type="float" office:value="9.73684210526316" calcext:value-type="float">
            <text:p>9.74</text:p>
          </table:table-cell>
          <table:table-cell table:style-name="ce12" table:formula="of:=IF([.AO19]&lt;12;&quot;II&quot;; IF([.AO19]&lt;20; &quot;MI&quot;; IF([.AO19]&lt;28; &quot;MM&quot;; IF([.AO19]&lt;35; &quot;MS&quot;; &quot;SS&quot;))))" office:value-type="string" office:string-value="SS" calcext:value-type="string">
            <text:p>SS</text:p>
          </table:table-cell>
          <table:table-cell table:number-columns-repeated="980"/>
        </table:table-row>
        <table:table-row table:style-name="ro2">
          <table:table-cell table:style-name="ce1" office:value-type="float" office:value="170020461" calcext:value-type="float">
            <text:p>170020461</text:p>
          </table:table-cell>
          <table:table-cell table:style-name="ce3" office:value-type="string" calcext:value-type="string">
            <text:p>Pedro Henrique Andrade Feo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C20:.AN20])" office:value-type="float" office:value="29" calcext:value-type="float">
            <text:p>29</text:p>
          </table:table-cell>
          <table:table-cell table:style-name="ce10" table:formula="of:=[.AO20]/3.8" office:value-type="float" office:value="7.63157894736842" calcext:value-type="float">
            <text:p>7.63</text:p>
          </table:table-cell>
          <table:table-cell table:style-name="ce12" table:formula="of:=IF([.AO20]&lt;12;&quot;II&quot;; IF([.AO20]&lt;20; &quot;MI&quot;; IF([.AO20]&lt;28; &quot;MM&quot;; IF([.AO20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1" office:value-type="float" office:value="170033066" calcext:value-type="float">
            <text:p>170033066</text:p>
          </table:table-cell>
          <table:table-cell table:style-name="ce3" office:value-type="string" calcext:value-type="string">
            <text:p>Esio Gustavo Pereira Freitas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C21:.AN21])" office:value-type="float" office:value="28" calcext:value-type="float">
            <text:p>28</text:p>
          </table:table-cell>
          <table:table-cell table:style-name="ce10" table:formula="of:=[.AO21]/3.8" office:value-type="float" office:value="7.36842105263158" calcext:value-type="float">
            <text:p>7.37</text:p>
          </table:table-cell>
          <table:table-cell table:style-name="ce12" table:formula="of:=IF([.AO21]&lt;12;&quot;II&quot;; IF([.AO21]&lt;20; &quot;MI&quot;; IF([.AO21]&lt;28; &quot;MM&quot;; IF([.AO21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1" office:value-type="float" office:value="170050939" calcext:value-type="float">
            <text:p>170050939</text:p>
          </table:table-cell>
          <table:table-cell table:style-name="ce3" office:value-type="string" calcext:value-type="string">
            <text:p>Lucas Dutra Ferreira do Nascimento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8" table:formula="of:=SUM([.C22:.AN22])" office:value-type="float" office:value="18" calcext:value-type="float">
            <text:p>18</text:p>
          </table:table-cell>
          <table:table-cell table:style-name="ce10" table:formula="of:=[.AO22]/3.8" office:value-type="float" office:value="4.73684210526316" calcext:value-type="float">
            <text:p>4.74</text:p>
          </table:table-cell>
          <table:table-cell table:style-name="ce12" table:formula="of:=IF([.AO22]&lt;12;&quot;II&quot;; IF([.AO22]&lt;20; &quot;MI&quot;; IF([.AO22]&lt;28; &quot;MM&quot;; IF([.AO22]&lt;35; &quot;MS&quot;; &quot;SS&quot;))))" office:value-type="string" office:string-value="MI" calcext:value-type="string">
            <text:p>MI</text:p>
          </table:table-cell>
          <table:table-cell table:number-columns-repeated="980"/>
        </table:table-row>
        <table:table-row table:style-name="ro2">
          <table:table-cell table:style-name="ce1" office:value-type="float" office:value="170062686" calcext:value-type="float">
            <text:p>170062686</text:p>
          </table:table-cell>
          <table:table-cell table:style-name="ce3" office:value-type="string" calcext:value-type="string">
            <text:p>Pedro Rodrigues Pereira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C23:.AN23])" office:value-type="float" office:value="30" calcext:value-type="float">
            <text:p>30</text:p>
          </table:table-cell>
          <table:table-cell table:style-name="ce10" table:formula="of:=[.AO23]/3.8" office:value-type="float" office:value="7.89473684210526" calcext:value-type="float">
            <text:p>7.89</text:p>
          </table:table-cell>
          <table:table-cell table:style-name="ce12" table:formula="of:=IF([.AO23]&lt;12;&quot;II&quot;; IF([.AO23]&lt;20; &quot;MI&quot;; IF([.AO23]&lt;28; &quot;MM&quot;; IF([.AO23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1" office:value-type="float" office:value="170139981" calcext:value-type="float">
            <text:p>170139981</text:p>
          </table:table-cell>
          <table:table-cell table:style-name="ce3" office:value-type="string" calcext:value-type="string">
            <text:p>Danillo Goncalves de Souza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C24:.AN24])" office:value-type="float" office:value="27" calcext:value-type="float">
            <text:p>27</text:p>
          </table:table-cell>
          <table:table-cell table:style-name="ce10" table:formula="of:=[.AO24]/3.8" office:value-type="float" office:value="7.10526315789474" calcext:value-type="float">
            <text:p>7.11</text:p>
          </table:table-cell>
          <table:table-cell table:style-name="ce12" table:formula="of:=IF([.AO24]&lt;12;&quot;II&quot;; IF([.AO24]&lt;20; &quot;MI&quot;; IF([.AO24]&lt;28; &quot;MM&quot;; IF([.AO24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1" office:value-type="float" office:value="180017659" calcext:value-type="float">
            <text:p>180017659</text:p>
          </table:table-cell>
          <table:table-cell table:style-name="ce3" office:value-type="string" calcext:value-type="string">
            <text:p>Giovana Vitor Dionisio Santana</text:p>
          </table:table-cell>
          <table:table-cell table:number-columns-repeated="3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C25:.AN25])" office:value-type="float" office:value="37" calcext:value-type="float">
            <text:p>37</text:p>
          </table:table-cell>
          <table:table-cell table:style-name="ce10" table:formula="of:=[.AO25]/3.8" office:value-type="float" office:value="9.73684210526316" calcext:value-type="float">
            <text:p>9.74</text:p>
          </table:table-cell>
          <table:table-cell table:style-name="ce12" table:formula="of:=IF([.AO25]&lt;12;&quot;II&quot;; IF([.AO25]&lt;20; &quot;MI&quot;; IF([.AO25]&lt;28; &quot;MM&quot;; IF([.AO25]&lt;35; &quot;MS&quot;; &quot;SS&quot;))))" office:value-type="string" office:string-value="SS" calcext:value-type="string">
            <text:p>SS</text:p>
          </table:table-cell>
          <table:table-cell table:number-columns-repeated="980"/>
        </table:table-row>
        <table:table-row table:style-name="ro2">
          <table:table-cell table:style-name="ce1" office:value-type="float" office:value="180020251" calcext:value-type="float">
            <text:p>180020251</text:p>
          </table:table-cell>
          <table:table-cell table:style-name="ce3" office:value-type="string" calcext:value-type="string">
            <text:p>João Vitor Lopes de Farias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C26:.AN26])" office:value-type="float" office:value="28" calcext:value-type="float">
            <text:p>28</text:p>
          </table:table-cell>
          <table:table-cell table:style-name="ce10" table:formula="of:=[.AO26]/3.8" office:value-type="float" office:value="7.36842105263158" calcext:value-type="float">
            <text:p>7.37</text:p>
          </table:table-cell>
          <table:table-cell table:style-name="ce12" table:formula="of:=IF([.AO26]&lt;12;&quot;II&quot;; IF([.AO26]&lt;20; &quot;MI&quot;; IF([.AO26]&lt;28; &quot;MM&quot;; IF([.AO26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2">
          <table:table-cell table:style-name="ce1" office:value-type="float" office:value="180020471" calcext:value-type="float">
            <text:p>180020471</text:p>
          </table:table-cell>
          <table:table-cell table:style-name="ce3" office:value-type="string" calcext:value-type="string">
            <text:p>José Guilherme Fernandes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C27:.AN27])" office:value-type="float" office:value="14" calcext:value-type="float">
            <text:p>14</text:p>
          </table:table-cell>
          <table:table-cell table:style-name="ce10" table:formula="of:=[.AO27]/3.8" office:value-type="float" office:value="3.68421052631579" calcext:value-type="float">
            <text:p>3.68</text:p>
          </table:table-cell>
          <table:table-cell table:style-name="ce12" table:formula="of:=IF([.AO27]&lt;12;&quot;II&quot;; IF([.AO27]&lt;20; &quot;MI&quot;; IF([.AO27]&lt;28; &quot;MM&quot;; IF([.AO27]&lt;35; &quot;MS&quot;; &quot;SS&quot;))))" office:value-type="string" office:string-value="MI" calcext:value-type="string">
            <text:p>MI</text:p>
          </table:table-cell>
          <table:table-cell table:number-columns-repeated="980"/>
        </table:table-row>
        <table:table-row table:style-name="ro2">
          <table:table-cell table:style-name="ce1" office:value-type="float" office:value="180033646" calcext:value-type="float">
            <text:p>180033646</text:p>
          </table:table-cell>
          <table:table-cell table:style-name="ce3" office:value-type="string" calcext:value-type="string">
            <text:p>Joao Luis Takur Baraky Dias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C28:.AN28])" office:value-type="float" office:value="21" calcext:value-type="float">
            <text:p>21</text:p>
          </table:table-cell>
          <table:table-cell table:style-name="ce10" table:formula="of:=[.AO28]/3.8" office:value-type="float" office:value="5.52631578947368" calcext:value-type="float">
            <text:p>5.53</text:p>
          </table:table-cell>
          <table:table-cell table:style-name="ce12" table:formula="of:=IF([.AO28]&lt;12;&quot;II&quot;; IF([.AO28]&lt;20; &quot;MI&quot;; IF([.AO28]&lt;28; &quot;MM&quot;; IF([.AO28]&lt;35; &quot;MS&quot;; &quot;SS&quot;))))" office:value-type="string" office:string-value="MM" calcext:value-type="string">
            <text:p>MM</text:p>
          </table:table-cell>
          <table:table-cell table:number-columns-repeated="980"/>
        </table:table-row>
        <table:table-row table:style-name="ro2">
          <table:table-cell table:style-name="ce1" office:value-type="float" office:value="180052845" calcext:value-type="float">
            <text:p>180052845</text:p>
          </table:table-cell>
          <table:table-cell table:style-name="ce3" office:value-type="string" calcext:value-type="string">
            <text:p>Gabriela da Gama Pivetta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C29:.AN29])" office:value-type="float" office:value="36" calcext:value-type="float">
            <text:p>36</text:p>
          </table:table-cell>
          <table:table-cell table:style-name="ce10" table:formula="of:=[.AO29]/3.8" office:value-type="float" office:value="9.47368421052632" calcext:value-type="float">
            <text:p>9.47</text:p>
          </table:table-cell>
          <table:table-cell table:style-name="ce12" table:formula="of:=IF([.AO29]&lt;12;&quot;II&quot;; IF([.AO29]&lt;20; &quot;MI&quot;; IF([.AO29]&lt;28; &quot;MM&quot;; IF([.AO29]&lt;35; &quot;MS&quot;; &quot;SS&quot;))))" office:value-type="string" office:string-value="SS" calcext:value-type="string">
            <text:p>SS</text:p>
          </table:table-cell>
          <table:table-cell table:number-columns-repeated="980"/>
        </table:table-row>
        <table:table-row table:style-name="ro2">
          <table:table-cell table:style-name="ce1" office:value-type="float" office:value="180103580" calcext:value-type="float">
            <text:p>180103580</text:p>
          </table:table-cell>
          <table:table-cell table:style-name="ce3" office:value-type="string" calcext:value-type="string">
            <text:p>-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C30:.AN30])" office:value-type="float" office:value="11" calcext:value-type="float">
            <text:p>11</text:p>
          </table:table-cell>
          <table:table-cell table:style-name="ce10" table:formula="of:=[.AO30]/3.8" office:value-type="float" office:value="2.89473684210526" calcext:value-type="float">
            <text:p>2.89</text:p>
          </table:table-cell>
          <table:table-cell table:style-name="ce12" table:formula="of:=IF([.AO30]&lt;12;&quot;II&quot;; IF([.AO30]&lt;20; &quot;MI&quot;; IF([.AO30]&lt;28; &quot;MM&quot;; IF([.AO30]&lt;35; &quot;MS&quot;; &quot;SS&quot;))))" office:value-type="string" office:string-value="II" calcext:value-type="string">
            <text:p>II</text:p>
          </table:table-cell>
          <table:table-cell table:number-columns-repeated="980"/>
        </table:table-row>
        <table:table-row table:style-name="ro2">
          <table:table-cell table:style-name="ce1" office:value-type="float" office:value="180117548" calcext:value-type="float">
            <text:p>180117548</text:p>
          </table:table-cell>
          <table:table-cell table:style-name="ce3" office:value-type="string" calcext:value-type="string">
            <text:p>-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8" table:formula="of:=SUM([.C31:.AN31])" office:value-type="float" office:value="7" calcext:value-type="float">
            <text:p>7</text:p>
          </table:table-cell>
          <table:table-cell table:style-name="ce10" table:formula="of:=[.AO31]/3.8" office:value-type="float" office:value="1.8421052631579" calcext:value-type="float">
            <text:p>1.84</text:p>
          </table:table-cell>
          <table:table-cell table:style-name="ce12" table:formula="of:=IF([.AO31]&lt;12;&quot;II&quot;; IF([.AO31]&lt;20; &quot;MI&quot;; IF([.AO31]&lt;28; &quot;MM&quot;; IF([.AO31]&lt;35; &quot;MS&quot;; &quot;SS&quot;))))" office:value-type="string" office:string-value="II" calcext:value-type="string">
            <text:p>II</text:p>
          </table:table-cell>
          <table:table-cell table:number-columns-repeated="980"/>
        </table:table-row>
        <table:table-row table:style-name="ro2">
          <table:table-cell table:style-name="ce1" office:value-type="float" office:value="190106565" calcext:value-type="float">
            <text:p>190106565</text:p>
          </table:table-cell>
          <table:table-cell table:style-name="ce3" office:value-type="string" calcext:value-type="string">
            <text:p>Fernando Miranda Calil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SUM([.C32:.AN32])" office:value-type="float" office:value="32" calcext:value-type="float">
            <text:p>32</text:p>
          </table:table-cell>
          <table:table-cell table:style-name="ce10" table:formula="of:=[.AO32]/3.8" office:value-type="float" office:value="8.42105263157895" calcext:value-type="float">
            <text:p>8.42</text:p>
          </table:table-cell>
          <table:table-cell table:style-name="ce12" table:formula="of:=IF([.AO32]&lt;12;&quot;II&quot;; IF([.AO32]&lt;20; &quot;MI&quot;; IF([.AO32]&lt;28; &quot;MM&quot;; IF([.AO32]&lt;35; &quot;MS&quot;; &quot;SS&quot;))))" office:value-type="string" office:string-value="MS" calcext:value-type="string">
            <text:p>MS</text:p>
          </table:table-cell>
          <table:table-cell table:number-columns-repeated="980"/>
        </table:table-row>
        <table:table-row table:style-name="ro3">
          <table:table-cell table:number-columns-repeated="41"/>
          <table:table-cell table:style-name="ce11"/>
          <table:table-cell table:number-columns-repeated="981"/>
        </table:table-row>
        <table:table-row table:style-name="ro3" table:number-rows-repeated="1048542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inal.C2:final.AN32">
            <calcext:condition calcext:apply-style-name="Error" calcext:value="=0" calcext:base-cell-address="final.C2"/>
            <calcext:condition calcext:apply-style-name="Good" calcext:value="=1" calcext:base-cell-address="final.C2"/>
          </calcext:conditional-format>
        </calcext:conditional-formats>
      </table:table>
      <table:named-expressions/>
      <table:database-ranges>
        <table:database-range table:name="__Anonymous_Sheet_DB__0" table:target-range-address="final.C1:final.AN1048576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9999"/>
      <style:text-properties fo:color="#000000" fo:font-size="10pt" fo:font-style="normal" fo:font-weight="normal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.944cm" fo:margin-bottom="2cm" fo:margin-left="1.891cm" fo:margin-right="1.231cm" style:scale-to="78%" style:writing-mode="lr-tb"/>
      <style:header-style>
        <style:header-footer-properties fo:min-height="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1T02:28:59.829363294</dc:date>
    <meta:editing-duration>PT44M34S</meta:editing-duration>
    <meta:editing-cycles>30</meta:editing-cycles>
    <meta:generator>LibreOffice/6.4.7.2$Linux_X86_64 LibreOffice_project/40$Build-2</meta:generator>
    <meta:document-statistic meta:table-count="1" meta:cell-count="1374" meta:object-count="0"/>
  </office:meta>
</office:document-meta>
</file>